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stelationDatam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Ahr</text:p>
          </table:table-cell>
          <table:table-cell office:value-type="string" calcext:value-type="string">
            <text:p><text:s/>RAmin</text:p>
          </table:table-cell>
          <table:table-cell office:value-type="string" calcext:value-type="string">
            <text:p><text:s/>Decdeg</text:p>
          </table:table-cell>
          <table:table-cell office:value-type="string" calcext:value-type="string">
            <text:p><text:s/>Decmi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Radi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iscium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.62" calcext:value-type="float">
            <text:p>3.62</text:p>
          </table:table-cell>
          <table:table-cell table:formula="of:=15-2*[.F2]" office:value-type="float" office:value="7.76" calcext:value-type="float">
            <text:p>7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iscium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26" calcext:value-type="float">
            <text:p>4.26</text:p>
          </table:table-cell>
          <table:table-cell table:formula="of:=15-2*[.F3]" office:value-type="float" office:value="6.48" calcext:value-type="float">
            <text:p>6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Pisciu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.82" calcext:value-type="float">
            <text:p>3.82</text:p>
          </table:table-cell>
          <table:table-cell table:formula="of:=15-2*[.F4]" office:value-type="float" office:value="7.36" calcext:value-type="float">
            <text:p>7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Piscium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.45" calcext:value-type="float">
            <text:p>4.45</text:p>
          </table:table-cell>
          <table:table-cell table:formula="of:=15-2*[.F5]" office:value-type="float" office:value="6.1" calcext:value-type="float">
            <text:p>6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Pisc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.27" calcext:value-type="float">
            <text:p>4.27</text:p>
          </table:table-cell>
          <table:table-cell table:formula="of:=15-2*[.F6]" office:value-type="float" office:value="6.46" calcext:value-type="float">
            <text:p>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Piscium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.44" calcext:value-type="float">
            <text:p>4.44</text:p>
          </table:table-cell>
          <table:table-cell table:formula="of:=15-2*[.F7]" office:value-type="float" office:value="6.12" calcext:value-type="float">
            <text:p>6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gaPiscium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.03" calcext:value-type="float">
            <text:p>4.03</text:p>
          </table:table-cell>
          <table:table-cell table:formula="of:=15-2*[.F8]" office:value-type="float" office:value="6.94" calcext:value-type="float">
            <text:p>6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Piscium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.13" calcext:value-type="float">
            <text:p>4.13</text:p>
          </table:table-cell>
          <table:table-cell table:formula="of:=15-2*[.F9]" office:value-type="float" office:value="6.74" calcext:value-type="float">
            <text:p>6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Piscium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.27" calcext:value-type="float">
            <text:p>4.27</text:p>
          </table:table-cell>
          <table:table-cell table:formula="of:=15-2*[.F10]" office:value-type="float" office:value="6.46" calcext:value-type="float">
            <text:p>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Piscium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.7</text:p>
          </table:table-cell>
          <table:table-cell table:formula="of:=15-2*[.F11]" office:value-type="float" office:value="7.6" calcext:value-type="float">
            <text:p>7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paPiscium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.95" calcext:value-type="float">
            <text:p>4.95</text:p>
          </table:table-cell>
          <table:table-cell table:formula="of:=15-2*[.F12]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Piscium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49" calcext:value-type="float">
            <text:p>4.49</text:p>
          </table:table-cell>
          <table:table-cell table:formula="of:=15-2*[.F13]" office:value-type="float" office:value="6.02" calcext:value-type="float">
            <text:p>6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Aquarii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table:formula="of:=15-2*[.F14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Aquarii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2.9" calcext:value-type="float">
            <text:p>2.9</text:p>
          </table:table-cell>
          <table:table-cell table:formula="of:=15-2*[.F15]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Aquarii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2.95" calcext:value-type="float">
            <text:p>2.95</text:p>
          </table:table-cell>
          <table:table-cell table:formula="of:=15-2*[.F16]" office:value-type="float" office:value="9.1" calcext:value-type="float">
            <text:p>9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Aquarii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3.86" calcext:value-type="float">
            <text:p>3.86</text:p>
          </table:table-cell>
          <table:table-cell table:formula="of:=15-2*[.F17]" office:value-type="float" office:value="7.28" calcext:value-type="float">
            <text:p>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Aquarii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3.73" calcext:value-type="float">
            <text:p>3.73</text:p>
          </table:table-cell>
          <table:table-cell table:formula="of:=15-2*[.F18]" office:value-type="float" office:value="7.54" calcext:value-type="float">
            <text:p>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Aquarii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-49" calcext:value-type="float">
            <text:p>-49</text:p>
          </table:table-cell>
          <table:table-cell office:value-type="float" office:value="3.27" calcext:value-type="float">
            <text:p>3.27</text:p>
          </table:table-cell>
          <table:table-cell table:formula="of:=15-2*[.F19]" office:value-type="float" office:value="8.46" calcext:value-type="float">
            <text:p>8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i3Aquarii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4.99" calcext:value-type="float">
            <text:p>4.99</text:p>
          </table:table-cell>
          <table:table-cell table:formula="of:=15-2*[.F20]" office:value-type="float" office:value="5.02" calcext:value-type="float">
            <text:p>5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Aquarii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4.22" calcext:value-type="float">
            <text:p>4.22</text:p>
          </table:table-cell>
          <table:table-cell table:formula="of:=15-2*[.F21]" office:value-type="float" office:value="6.56" calcext:value-type="float">
            <text:p>6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Aquarii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.04" calcext:value-type="float">
            <text:p>4.04</text:p>
          </table:table-cell>
          <table:table-cell table:formula="of:=15-2*[.F22]" office:value-type="float" office:value="6.92" calcext:value-type="float">
            <text:p>6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1Aquarii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.65" calcext:value-type="float">
            <text:p>3.65</text:p>
          </table:table-cell>
          <table:table-cell table:formula="of:=15-2*[.F23]" office:value-type="float" office:value="7.7" calcext:value-type="float">
            <text:p>7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Ce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3" calcext:value-type="float">
            <text:p>3</text:p>
          </table:table-cell>
          <table:table-cell table:formula="of:=15-2*[.F24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eti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office:value-type="float" office:value="3" calcext:value-type="float">
            <text:p>3</text:p>
          </table:table-cell>
          <table:table-cell table:formula="of:=15-2*[.F25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uCeti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office:value-type="float" office:value="3" calcext:value-type="float">
            <text:p>3</text:p>
          </table:table-cell>
          <table:table-cell table:formula="of:=15-2*[.F26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Ceti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formula="of:=15-2*[.F27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Cet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table:formula="of:=15-2*[.F28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Cet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table:formula="of:=15-2*[.F2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Cet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15-2*[.F30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Ceti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5-2*[.F31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Cet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5-2*[.F32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Cet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15-2*[.F3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Cet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5-2*[.F34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Pegasi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15-2*[.F35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Pegasi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5-2*[.F36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Pegasi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15-2*[.F37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Pegasi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5-2*[.F38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Pega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5-2*[.F3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Pegas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5-2*[.F40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gasi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5-2*[.F41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Andromed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5-2*[.F42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Andromeda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15-2*[.F4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Andromeda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15-2*[.F44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Andromeda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15-2*[.F45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1Andromeda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15-2*[.F46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icronTauri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5-2*[.F47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iTaur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15-2*[.F48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Tau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15-2*[.F4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Tauri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15-2*[.F50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1Tauri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15-2*[.F51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Tauri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87" calcext:value-type="float">
            <text:p>0.87</text:p>
          </table:table-cell>
          <table:table-cell table:formula="of:=15-2*[.F52]" office:value-type="float" office:value="13.26" calcext:value-type="float">
            <text:p>13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Tauri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5-2*[.F5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Tauri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5-2*[.F54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Tauri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.65" calcext:value-type="float">
            <text:p>1.65</text:p>
          </table:table-cell>
          <table:table-cell table:formula="of:=15-2*[.F55]" office:value-type="float" office:value="11.7" calcext:value-type="float">
            <text:p>11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Tauri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5-2*[.F56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Tauri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15-2*[.F57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Taur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15-2*[.F58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Auriga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5-2*[.F5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Auriga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.9</text:p>
          </table:table-cell>
          <table:table-cell table:formula="of:=15-2*[.F60]" office:value-type="float" office:value="11.2" calcext:value-type="float">
            <text:p>11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Auriga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15-2*[.F61]" office:value-type="float" office:value="14.84" calcext:value-type="float">
            <text:p>14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Auriga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15-2*[.F62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Aurigae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5-2*[.F6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Geminorum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.31" calcext:value-type="float">
            <text:p>3.31</text:p>
          </table:table-cell>
          <table:table-cell table:formula="of:=15-2*[.F64]" office:value-type="float" office:value="8.38" calcext:value-type="float">
            <text:p>8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Geminorum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.87" calcext:value-type="float">
            <text:p>2.87</text:p>
          </table:table-cell>
          <table:table-cell table:formula="of:=15-2*[.F65]" office:value-type="float" office:value="9.26" calcext:value-type="float">
            <text:p>9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Geminorum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table:formula="of:=15-2*[.F66]" office:value-type="float" office:value="8.88" calcext:value-type="float">
            <text:p>8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Geminorum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.13" calcext:value-type="float">
            <text:p>4.13</text:p>
          </table:table-cell>
          <table:table-cell table:formula="of:=15-2*[.F67]" office:value-type="float" office:value="6.74" calcext:value-type="float">
            <text:p>6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Geminorum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.6</text:p>
          </table:table-cell>
          <table:table-cell table:formula="of:=15-2*[.F68]" office:value-type="float" office:value="7.8" calcext:value-type="float">
            <text:p>7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uGeminorum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.41" calcext:value-type="float">
            <text:p>4.41</text:p>
          </table:table-cell>
          <table:table-cell table:formula="of:=15-2*[.F69]" office:value-type="float" office:value="6.18" calcext:value-type="float">
            <text:p>6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Geminorum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.58" calcext:value-type="float">
            <text:p>1.58</text:p>
          </table:table-cell>
          <table:table-cell table:formula="of:=15-2*[.F70]" office:value-type="float" office:value="11.84" calcext:value-type="float">
            <text:p>11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Geminorum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.78" calcext:value-type="float">
            <text:p>3.78</text:p>
          </table:table-cell>
          <table:table-cell table:formula="of:=15-2*[.F71]" office:value-type="float" office:value="7.44" calcext:value-type="float">
            <text:p>7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Geminorum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.06" calcext:value-type="float">
            <text:p>4.06</text:p>
          </table:table-cell>
          <table:table-cell table:formula="of:=15-2*[.F72]" office:value-type="float" office:value="6.88" calcext:value-type="float">
            <text:p>6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Geminorum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.16</text:p>
          </table:table-cell>
          <table:table-cell table:formula="of:=15-2*[.F73]" office:value-type="float" office:value="12.68" calcext:value-type="float">
            <text:p>12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paGeminorum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.57" calcext:value-type="float">
            <text:p>3.57</text:p>
          </table:table-cell>
          <table:table-cell table:formula="of:=15-2*[.F74]" office:value-type="float" office:value="7.86" calcext:value-type="float">
            <text:p>7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Geminorum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.5</text:p>
          </table:table-cell>
          <table:table-cell table:formula="of:=15-2*[.F7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Geminoru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.01" calcext:value-type="float">
            <text:p>4.01</text:p>
          </table:table-cell>
          <table:table-cell table:formula="of:=15-2*[.F76]" office:value-type="float" office:value="6.98" calcext:value-type="float">
            <text:p>6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iGeminorum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.35" calcext:value-type="float">
            <text:p>3.35</text:p>
          </table:table-cell>
          <table:table-cell table:formula="of:=15-2*[.F77]" office:value-type="float" office:value="8.3" calcext:value-type="float">
            <text:p>8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Geminorum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.93" calcext:value-type="float">
            <text:p>1.93</text:p>
          </table:table-cell>
          <table:table-cell table:formula="of:=15-2*[.F78]" office:value-type="float" office:value="11.14" calcext:value-type="float">
            <text:p>11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Orioni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0.18" calcext:value-type="float">
            <text:p>0.18</text:p>
          </table:table-cell>
          <table:table-cell table:formula="of:=15-2*[.F79]" office:value-type="float" office:value="14.64" calcext:value-type="float">
            <text:p>14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paOrionis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3" calcext:value-type="float">
            <text:p>3</text:p>
          </table:table-cell>
          <table:table-cell table:formula="of:=15-2*[.F80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Orionis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3" calcext:value-type="float">
            <text:p>3</text:p>
          </table:table-cell>
          <table:table-cell table:formula="of:=15-2*[.F81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Orioni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table:formula="of:=15-2*[.F82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Orioni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table:formula="of:=15-2*[.F8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Orioni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.64" calcext:value-type="float">
            <text:p>1.64</text:p>
          </table:table-cell>
          <table:table-cell table:formula="of:=15-2*[.F84]" office:value-type="float" office:value="11.72" calcext:value-type="float">
            <text:p>11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1Orionis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15-2*[.F85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Orionis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45" calcext:value-type="float">
            <text:p>0.45</text:p>
          </table:table-cell>
          <table:table-cell table:formula="of:=15-2*[.F86]" office:value-type="float" office:value="14.1" calcext:value-type="float">
            <text:p>14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Leonis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.97" calcext:value-type="float">
            <text:p>2.97</text:p>
          </table:table-cell>
          <table:table-cell table:formula="of:=15-2*[.F87]" office:value-type="float" office:value="9.06" calcext:value-type="float">
            <text:p>9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eonis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formula="of:=15-2*[.F88]" office:value-type="float" office:value="7.24" calcext:value-type="float">
            <text:p>7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Leoni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.43" calcext:value-type="float">
            <text:p>3.43</text:p>
          </table:table-cell>
          <table:table-cell table:formula="of:=15-2*[.F89]" office:value-type="float" office:value="8.14" calcext:value-type="float">
            <text:p>8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1Leoni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.01" calcext:value-type="float">
            <text:p>2.01</text:p>
          </table:table-cell>
          <table:table-cell table:formula="of:=15-2*[.F90]" office:value-type="float" office:value="10.98" calcext:value-type="float">
            <text:p>10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Leoni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.48" calcext:value-type="float">
            <text:p>3.48</text:p>
          </table:table-cell>
          <table:table-cell table:formula="of:=15-2*[.F91]" office:value-type="float" office:value="8.04" calcext:value-type="float">
            <text:p>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Leoni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36" calcext:value-type="float">
            <text:p>1.36</text:p>
          </table:table-cell>
          <table:table-cell table:formula="of:=15-2*[.F92]" office:value-type="float" office:value="12.28" calcext:value-type="float">
            <text:p>12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Leoni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.33" calcext:value-type="float">
            <text:p>3.33</text:p>
          </table:table-cell>
          <table:table-cell table:formula="of:=15-2*[.F93]" office:value-type="float" office:value="8.34" calcext:value-type="float">
            <text:p>8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Leonis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.14" calcext:value-type="float">
            <text:p>2.14</text:p>
          </table:table-cell>
          <table:table-cell table:formula="of:=15-2*[.F94]" office:value-type="float" office:value="10.72" calcext:value-type="float">
            <text:p>10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Leonis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.56" calcext:value-type="float">
            <text:p>2.56</text:p>
          </table:table-cell>
          <table:table-cell table:formula="of:=15-2*[.F95]" office:value-type="float" office:value="9.88" calcext:value-type="float">
            <text:p>9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Virginis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0.98" calcext:value-type="float">
            <text:p>0.98</text:p>
          </table:table-cell>
          <table:table-cell table:formula="of:=15-2*[.F96]" office:value-type="float" office:value="13.04" calcext:value-type="float">
            <text:p>13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Virginis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3.38" calcext:value-type="float">
            <text:p>3.38</text:p>
          </table:table-cell>
          <table:table-cell table:formula="of:=15-2*[.F97]" office:value-type="float" office:value="8.24" calcext:value-type="float">
            <text:p>8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Virginis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39" calcext:value-type="float">
            <text:p>3.39</text:p>
          </table:table-cell>
          <table:table-cell table:formula="of:=15-2*[.F98]" office:value-type="float" office:value="8.22" calcext:value-type="float">
            <text:p>8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Virginis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2.74" calcext:value-type="float">
            <text:p>2.74</text:p>
          </table:table-cell>
          <table:table-cell table:formula="of:=15-2*[.F99]" office:value-type="float" office:value="9.52" calcext:value-type="float">
            <text:p>9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2Librae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table:style-name="ce2" office:value-type="float" office:value="2.75" calcext:value-type="float">
            <text:p>2.75</text:p>
          </table:table-cell>
          <table:table-cell table:formula="of:=15-2*[.F100]" office:value-type="float" office:value="9.5" calcext:value-type="float">
            <text:p>9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Libra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2.61" calcext:value-type="float">
            <text:p>2.61</text:p>
          </table:table-cell>
          <table:table-cell table:formula="of:=15-2*[.F101]" office:value-type="float" office:value="9.78" calcext:value-type="float">
            <text:p>9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1Scorpii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-48" calcext:value-type="float">
            <text:p>-48</text:p>
          </table:table-cell>
          <table:table-cell office:value-type="float" office:value="2.56" calcext:value-type="float">
            <text:p>2.56</text:p>
          </table:table-cell>
          <table:table-cell table:formula="of:=15-2*[.F102]" office:value-type="float" office:value="9.88" calcext:value-type="float">
            <text:p>9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Scorpii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7" calcext:value-type="float">
            <text:p>-37</text:p>
          </table:table-cell>
          <table:table-cell office:value-type="float" office:value="2.29" calcext:value-type="float">
            <text:p>2.29</text:p>
          </table:table-cell>
          <table:table-cell table:formula="of:=15-2*[.F103]" office:value-type="float" office:value="10.42" calcext:value-type="float">
            <text:p>1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rpii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2.89" calcext:value-type="float">
            <text:p>2.89</text:p>
          </table:table-cell>
          <table:table-cell table:formula="of:=15-2*[.F104]" office:value-type="float" office:value="9.22" calcext:value-type="float">
            <text:p>9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maScorpii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-25" calcext:value-type="float">
            <text:p>-25</text:p>
          </table:table-cell>
          <table:table-cell office:value-type="float" office:value="-36" calcext:value-type="float">
            <text:p>-36</text:p>
          </table:table-cell>
          <table:table-cell office:value-type="float" office:value="2.9" calcext:value-type="float">
            <text:p>2.9</text:p>
          </table:table-cell>
          <table:table-cell table:formula="of:=15-2*[.F105]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Scorpii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1.06" calcext:value-type="float">
            <text:p>1.06</text:p>
          </table:table-cell>
          <table:table-cell table:formula="of:=15-2*[.F106]" office:value-type="float" office:value="12.88" calcext:value-type="float">
            <text:p>12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uScorpii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2.82" calcext:value-type="float">
            <text:p>2.82</text:p>
          </table:table-cell>
          <table:table-cell table:formula="of:=15-2*[.F107]" office:value-type="float" office:value="9.36" calcext:value-type="float">
            <text:p>9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Scorpii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2.29" calcext:value-type="float">
            <text:p>2.29</text:p>
          </table:table-cell>
          <table:table-cell table:formula="of:=15-2*[.F108]" office:value-type="float" office:value="10.42" calcext:value-type="float">
            <text:p>1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1Scorpii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15-2*[.F10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1Scorpii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42" calcext:value-type="float">
            <text:p>-42</text:p>
          </table:table-cell>
          <table:table-cell office:value-type="float" office:value="-22" calcext:value-type="float">
            <text:p>-22</text:p>
          </table:table-cell>
          <table:table-cell office:value-type="float" office:value="4.7" calcext:value-type="float">
            <text:p>4.7</text:p>
          </table:table-cell>
          <table:table-cell table:formula="of:=15-2*[.F110]" office:value-type="float" office:value="5.6" calcext:value-type="float">
            <text:p>5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Scorpii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3.32" calcext:value-type="float">
            <text:p>3.32</text:p>
          </table:table-cell>
          <table:table-cell table:formula="of:=15-2*[.F111]" office:value-type="float" office:value="8.36" calcext:value-type="float">
            <text:p>8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Scorpii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formula="of:=15-2*[.F112]" office:value-type="float" office:value="11.28" calcext:value-type="float">
            <text:p>11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2Scorpii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office:value-type="float" office:value="4.78" calcext:value-type="float">
            <text:p>4.78</text:p>
          </table:table-cell>
          <table:table-cell table:formula="of:=15-2*[.F113]" office:value-type="float" office:value="5.44" calcext:value-type="float">
            <text:p>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paScorpii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-39" calcext:value-type="float">
            <text:p>-39</text:p>
          </table:table-cell>
          <table:table-cell office:value-type="float" office:value="-2" calcext:value-type="float">
            <text:p>-2</text:p>
          </table:table-cell>
          <table:table-cell office:value-type="float" office:value="2.39" calcext:value-type="float">
            <text:p>2.39</text:p>
          </table:table-cell>
          <table:table-cell table:formula="of:=15-2*[.F114]" office:value-type="float" office:value="10.22" calcext:value-type="float">
            <text:p>1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Scorpii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-37" calcext:value-type="float">
            <text:p>-37</text:p>
          </table:table-cell>
          <table:table-cell office:value-type="float" office:value="-6" calcext:value-type="float">
            <text:p>-6</text:p>
          </table:table-cell>
          <table:table-cell office:value-type="float" office:value="1.62" calcext:value-type="float">
            <text:p>1.62</text:p>
          </table:table-cell>
          <table:table-cell table:formula="of:=15-2*[.F115]" office:value-type="float" office:value="11.76" calcext:value-type="float">
            <text:p>11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Sagittarii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3.1" calcext:value-type="float">
            <text:p>3.1</text:p>
          </table:table-cell>
          <table:table-cell table:formula="of:=15-2*[.F116]" office:value-type="float" office:value="8.8" calcext:value-type="float">
            <text:p>8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.79" calcext:value-type="float">
            <text:p>1.79</text:p>
          </table:table-cell>
          <table:table-cell table:formula="of:=15-2*[.F117]" office:value-type="float" office:value="11.42" calcext:value-type="float">
            <text:p>11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-29" calcext:value-type="float">
            <text:p>-29</text:p>
          </table:table-cell>
          <table:table-cell office:value-type="float" office:value="-50" calcext:value-type="float">
            <text:p>-50</text:p>
          </table:table-cell>
          <table:table-cell office:value-type="float" office:value="2.72" calcext:value-type="float">
            <text:p>2.72</text:p>
          </table:table-cell>
          <table:table-cell table:formula="of:=15-2*[.F118]" office:value-type="float" office:value="9.56" calcext:value-type="float">
            <text:p>9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2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2.98" calcext:value-type="float">
            <text:p>2.98</text:p>
          </table:table-cell>
          <table:table-cell table:formula="of:=15-2*[.F119]" office:value-type="float" office:value="9.04" calcext:value-type="float">
            <text:p>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2.82" calcext:value-type="float">
            <text:p>2.82</text:p>
          </table:table-cell>
          <table:table-cell table:formula="of:=15-2*[.F120]" office:value-type="float" office:value="9.36" calcext:value-type="float">
            <text:p>9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 office:value-type="float" office:value="3.84" calcext:value-type="float">
            <text:p>3.84</text:p>
          </table:table-cell>
          <table:table-cell table:formula="of:=15-2*[.F121]" office:value-type="float" office:value="7.32" calcext:value-type="float">
            <text:p>7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-26" calcext:value-type="float">
            <text:p>-26</text:p>
          </table:table-cell>
          <table:table-cell office:value-type="float" office:value="-59" calcext:value-type="float">
            <text:p>-59</text:p>
          </table:table-cell>
          <table:table-cell office:value-type="float" office:value="3.17" calcext:value-type="float">
            <text:p>3.17</text:p>
          </table:table-cell>
          <table:table-cell table:formula="of:=15-2*[.F122]" office:value-type="float" office:value="8.66" calcext:value-type="float">
            <text:p>8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agittarii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2.88" calcext:value-type="float">
            <text:p>2.88</text:p>
          </table:table-cell>
          <table:table-cell table:formula="of:=15-2*[.F123]" office:value-type="float" office:value="9.24" calcext:value-type="float">
            <text:p>9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maSagittarii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2.05" calcext:value-type="float">
            <text:p>2.05</text:p>
          </table:table-cell>
          <table:table-cell table:formula="of:=15-2*[.F124]" office:value-type="float" office:value="10.9" calcext:value-type="float">
            <text:p>10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Sagittar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-53" calcext:value-type="float">
            <text:p>-53</text:p>
          </table:table-cell>
          <table:table-cell office:value-type="float" office:value="2.6" calcext:value-type="float">
            <text:p>2.6</text:p>
          </table:table-cell>
          <table:table-cell table:formula="of:=15-2*[.F125]" office:value-type="float" office:value="9.8" calcext:value-type="float">
            <text:p>9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Sagittarii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3.96" calcext:value-type="float">
            <text:p>3.96</text:p>
          </table:table-cell>
          <table:table-cell table:formula="of:=15-2*[.F126]" office:value-type="float" office:value="7.08" calcext:value-type="float">
            <text:p>7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1Capricorni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office:value-type="float" office:value="4.3" calcext:value-type="float">
            <text:p>4.3</text:p>
          </table:table-cell>
          <table:table-cell table:formula="of:=15-2*[.F127]" office:value-type="float" office:value="6.4" calcext:value-type="float">
            <text:p>6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apricorni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4" calcext:value-type="float">
            <text:p>-14</text:p>
          </table:table-cell>
          <table:table-cell office:value-type="float" office:value="-47" calcext:value-type="float">
            <text:p>-47</text:p>
          </table:table-cell>
          <table:table-cell office:value-type="float" office:value="3.05" calcext:value-type="float">
            <text:p>3.05</text:p>
          </table:table-cell>
          <table:table-cell table:formula="of:=15-2*[.F128]" office:value-type="float" office:value="8.9" calcext:value-type="float">
            <text:p>8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oCapricorni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-17" calcext:value-type="float">
            <text:p>-17</text:p>
          </table:table-cell>
          <table:table-cell office:value-type="float" office:value="-49" calcext:value-type="float">
            <text:p>-49</text:p>
          </table:table-cell>
          <table:table-cell office:value-type="float" office:value="4.77" calcext:value-type="float">
            <text:p>4.77</text:p>
          </table:table-cell>
          <table:table-cell table:formula="of:=15-2*[.F129]" office:value-type="float" office:value="5.46" calcext:value-type="float">
            <text:p>5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iCapricorni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-25" calcext:value-type="float">
            <text:p>-25</text:p>
          </table:table-cell>
          <table:table-cell office:value-type="float" office:value="-16" calcext:value-type="float">
            <text:p>-16</text:p>
          </table:table-cell>
          <table:table-cell office:value-type="float" office:value="4.13" calcext:value-type="float">
            <text:p>4.13</text:p>
          </table:table-cell>
          <table:table-cell table:formula="of:=15-2*[.F130]" office:value-type="float" office:value="6.74" calcext:value-type="float">
            <text:p>6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gaCapricorni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-55" calcext:value-type="float">
            <text:p>-55</text:p>
          </table:table-cell>
          <table:table-cell office:value-type="float" office:value="4.12" calcext:value-type="float">
            <text:p>4.12</text:p>
          </table:table-cell>
          <table:table-cell table:formula="of:=15-2*[.F131]" office:value-type="float" office:value="6.76" calcext:value-type="float">
            <text:p>6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Capricorni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  <table:table-cell office:value-type="float" office:value="-25" calcext:value-type="float">
            <text:p>-25</text:p>
          </table:table-cell>
          <table:table-cell office:value-type="float" office:value="3.77" calcext:value-type="float">
            <text:p>3.77</text:p>
          </table:table-cell>
          <table:table-cell table:formula="of:=15-2*[.F132]" office:value-type="float" office:value="7.46" calcext:value-type="float">
            <text:p>7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Capricorni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28" calcext:value-type="float">
            <text:p>-28</text:p>
          </table:table-cell>
          <table:table-cell office:value-type="float" office:value="4.51" calcext:value-type="float">
            <text:p>4.51</text:p>
          </table:table-cell>
          <table:table-cell table:formula="of:=15-2*[.F133]" office:value-type="float" office:value="5.98" calcext:value-type="float">
            <text:p>5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Capricorni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2.85" calcext:value-type="float">
            <text:p>2.85</text:p>
          </table:table-cell>
          <table:table-cell table:formula="of:=15-2*[.F134]" office:value-type="float" office:value="9.3" calcext:value-type="float">
            <text:p>9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Capricorni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-16" calcext:value-type="float">
            <text:p>-16</text:p>
          </table:table-cell>
          <table:table-cell office:value-type="float" office:value="-40" calcext:value-type="float">
            <text:p>-40</text:p>
          </table:table-cell>
          <table:table-cell office:value-type="float" office:value="3.69" calcext:value-type="float">
            <text:p>3.69</text:p>
          </table:table-cell>
          <table:table-cell table:formula="of:=15-2*[.F135]" office:value-type="float" office:value="7.62" calcext:value-type="float">
            <text:p>7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Capricorni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6" calcext:value-type="float">
            <text:p>-16</text:p>
          </table:table-cell>
          <table:table-cell office:value-type="float" office:value="-50" calcext:value-type="float">
            <text:p>-50</text:p>
          </table:table-cell>
          <table:table-cell office:value-type="float" office:value="4.28" calcext:value-type="float">
            <text:p>4.28</text:p>
          </table:table-cell>
          <table:table-cell table:formula="of:=15-2*[.F136]" office:value-type="float" office:value="6.44" calcext:value-type="float">
            <text:p>6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Capricorni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4.08" calcext:value-type="float">
            <text:p>4.08</text:p>
          </table:table-cell>
          <table:table-cell table:formula="of:=15-2*[.F137]" office:value-type="float" office:value="6.84" calcext:value-type="float">
            <text:p>6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1Crucis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-63" calcext:value-type="float">
            <text:p>-63</text:p>
          </table:table-cell>
          <table:table-cell office:value-type="float" office:value="-6" calcext:value-type="float">
            <text:p>-6</text:p>
          </table:table-cell>
          <table:table-cell office:value-type="float" office:value="0.77" calcext:value-type="float">
            <text:p>0.77</text:p>
          </table:table-cell>
          <table:table-cell table:formula="of:=15-2*[.F138]" office:value-type="float" office:value="13.46" calcext:value-type="float">
            <text:p>13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Cruci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3.59" calcext:value-type="float">
            <text:p>3.59</text:p>
          </table:table-cell>
          <table:table-cell table:formula="of:=15-2*[.F139]" office:value-type="float" office:value="7.82" calcext:value-type="float">
            <text:p>7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Cruci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  <table:table-cell office:value-type="float" office:value="-45" calcext:value-type="float">
            <text:p>-45</text:p>
          </table:table-cell>
          <table:table-cell office:value-type="float" office:value="2.79" calcext:value-type="float">
            <text:p>2.79</text:p>
          </table:table-cell>
          <table:table-cell table:formula="of:=15-2*[.F140]" office:value-type="float" office:value="9.42" calcext:value-type="float">
            <text:p>9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Crucis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-57" calcext:value-type="float">
            <text:p>-57</text:p>
          </table:table-cell>
          <table:table-cell office:value-type="float" office:value="-7" calcext:value-type="float">
            <text:p>-7</text:p>
          </table:table-cell>
          <table:table-cell office:value-type="float" office:value="1.59" calcext:value-type="float">
            <text:p>1.59</text:p>
          </table:table-cell>
          <table:table-cell table:formula="of:=15-2*[.F141]" office:value-type="float" office:value="11.82" calcext:value-type="float">
            <text:p>11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rucis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-59" calcext:value-type="float">
            <text:p>-59</text:p>
          </table:table-cell>
          <table:table-cell office:value-type="float" office:value="-41" calcext:value-type="float">
            <text:p>-41</text:p>
          </table:table-cell>
          <table:table-cell office:value-type="float" office:value="1.25" calcext:value-type="float">
            <text:p>1.25</text:p>
          </table:table-cell>
          <table:table-cell table:formula="of:=15-2*[.F142]" office:value-type="float" office:value="12.5" calcext:value-type="float">
            <text:p>1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CentauriA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0.01" calcext:value-type="float">
            <text:p>-0.01</text:p>
          </table:table-cell>
          <table:table-cell table:formula="of:=15-2*[.F143]" office:value-type="float" office:value="15.02" calcext:value-type="float">
            <text:p>15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CentauriB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1.35" calcext:value-type="float">
            <text:p>1.35</text:p>
          </table:table-cell>
          <table:table-cell table:formula="of:=15-2*[.F144]" office:value-type="float" office:value="12.3" calcext:value-type="float">
            <text:p>12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entauri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60" calcext:value-type="float">
            <text:p>-60</text:p>
          </table:table-cell>
          <table:table-cell office:value-type="float" office:value="-22" calcext:value-type="float">
            <text:p>-22</text:p>
          </table:table-cell>
          <table:table-cell office:value-type="float" office:value="0.61" calcext:value-type="float">
            <text:p>0.61</text:p>
          </table:table-cell>
          <table:table-cell table:formula="of:=15-2*[.F145]" office:value-type="float" office:value="13.78" calcext:value-type="float">
            <text:p>13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Centauri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2.06" calcext:value-type="float">
            <text:p>2.06</text:p>
          </table:table-cell>
          <table:table-cell table:formula="of:=15-2*[.F146]" office:value-type="float" office:value="10.88" calcext:value-type="float">
            <text:p>10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Centauri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2.2" calcext:value-type="float">
            <text:p>2.2</text:p>
          </table:table-cell>
          <table:table-cell table:formula="of:=15-2*[.F147]" office:value-type="float" office:value="10.6" calcext:value-type="float">
            <text:p>1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Centauri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2.29" calcext:value-type="float">
            <text:p>2.29</text:p>
          </table:table-cell>
          <table:table-cell table:formula="of:=15-2*[.F148]" office:value-type="float" office:value="10.42" calcext:value-type="float">
            <text:p>1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Centauri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2.55" calcext:value-type="float">
            <text:p>2.55</text:p>
          </table:table-cell>
          <table:table-cell table:formula="of:=15-2*[.F149]" office:value-type="float" office:value="9.9" calcext:value-type="float">
            <text:p>9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Centauri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50" calcext:value-type="float">
            <text:p>-50</text:p>
          </table:table-cell>
          <table:table-cell office:value-type="float" office:value="-43" calcext:value-type="float">
            <text:p>-43</text:p>
          </table:table-cell>
          <table:table-cell office:value-type="float" office:value="2.58" calcext:value-type="float">
            <text:p>2.58</text:p>
          </table:table-cell>
          <table:table-cell table:formula="of:=15-2*[.F150]" office:value-type="float" office:value="9.84" calcext:value-type="float">
            <text:p>9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Centauri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42" calcext:value-type="float">
            <text:p>-42</text:p>
          </table:table-cell>
          <table:table-cell office:value-type="float" office:value="2.75" calcext:value-type="float">
            <text:p>2.75</text:p>
          </table:table-cell>
          <table:table-cell table:formula="of:=15-2*[.F151]" office:value-type="float" office:value="9.5" calcext:value-type="float">
            <text:p>9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Centauri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table:formula="of:=15-2*[.F152]" office:value-type="float" office:value="8.78" calcext:value-type="float">
            <text:p>8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Carina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52" calcext:value-type="float">
            <text:p>-52</text:p>
          </table:table-cell>
          <table:table-cell office:value-type="float" office:value="-42" calcext:value-type="float">
            <text:p>-42</text:p>
          </table:table-cell>
          <table:table-cell office:value-type="float" office:value="-0.62" calcext:value-type="float">
            <text:p>-0.62</text:p>
          </table:table-cell>
          <table:table-cell table:formula="of:=15-2*[.F153]" office:value-type="float" office:value="16.24" calcext:value-type="float">
            <text:p>16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arinae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52" calcext:value-type="float">
            <text:p>-52</text:p>
          </table:table-cell>
          <table:table-cell office:value-type="float" office:value="-59" calcext:value-type="float">
            <text:p>-59</text:p>
          </table:table-cell>
          <table:table-cell office:value-type="float" office:value="3.46" calcext:value-type="float">
            <text:p>3.46</text:p>
          </table:table-cell>
          <table:table-cell table:formula="of:=15-2*[.F154]" office:value-type="float" office:value="8.08" calcext:value-type="float">
            <text:p>8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Carinae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-59" calcext:value-type="float">
            <text:p>-59</text:p>
          </table:table-cell>
          <table:table-cell office:value-type="float" office:value="-31" calcext:value-type="float">
            <text:p>-31</text:p>
          </table:table-cell>
          <table:table-cell office:value-type="float" office:value="1.86" calcext:value-type="float">
            <text:p>1.86</text:p>
          </table:table-cell>
          <table:table-cell table:formula="of:=15-2*[.F155]" office:value-type="float" office:value="11.28" calcext:value-type="float">
            <text:p>11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arinae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-65" calcext:value-type="float">
            <text:p>-65</text:p>
          </table:table-cell>
          <table:table-cell office:value-type="float" office:value="-4" calcext:value-type="float">
            <text:p>-4</text:p>
          </table:table-cell>
          <table:table-cell office:value-type="float" office:value="2.92" calcext:value-type="float">
            <text:p>2.92</text:p>
          </table:table-cell>
          <table:table-cell table:formula="of:=15-2*[.F156]" office:value-type="float" office:value="9.16" calcext:value-type="float">
            <text:p>9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arinae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69" calcext:value-type="float">
            <text:p>-69</text:p>
          </table:table-cell>
          <table:table-cell office:value-type="float" office:value="-43" calcext:value-type="float">
            <text:p>-43</text:p>
          </table:table-cell>
          <table:table-cell office:value-type="float" office:value="1.67" calcext:value-type="float">
            <text:p>1.67</text:p>
          </table:table-cell>
          <table:table-cell table:formula="of:=15-2*[.F157]" office:value-type="float" office:value="11.66" calcext:value-type="float">
            <text:p>11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gaCarina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70" calcext:value-type="float">
            <text:p>-70</text:p>
          </table:table-cell>
          <table:table-cell office:value-type="float" office:value="-2" calcext:value-type="float">
            <text:p>-2</text:p>
          </table:table-cell>
          <table:table-cell office:value-type="float" office:value="3.29" calcext:value-type="float">
            <text:p>3.29</text:p>
          </table:table-cell>
          <table:table-cell table:formula="of:=15-2*[.F158]" office:value-type="float" office:value="8.42" calcext:value-type="float">
            <text:p>8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2Veloru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1.75" calcext:value-type="float">
            <text:p>1.75</text:p>
          </table:table-cell>
          <table:table-cell table:formula="of:=15-2*[.F159]" office:value-type="float" office:value="11.5" calcext:value-type="float">
            <text:p>11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InVela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-46" calcext:value-type="float">
            <text:p>-46</text:p>
          </table:table-cell>
          <table:table-cell office:value-type="float" office:value="-39" calcext:value-type="float">
            <text:p>-39</text:p>
          </table:table-cell>
          <table:table-cell office:value-type="float" office:value="3.77" calcext:value-type="float">
            <text:p>3.77</text:p>
          </table:table-cell>
          <table:table-cell table:formula="of:=15-2*[.F160]" office:value-type="float" office:value="7.46" calcext:value-type="float">
            <text:p>7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Veloru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43" calcext:value-type="float">
            <text:p>-43</text:p>
          </table:table-cell>
          <table:table-cell office:value-type="float" office:value="-26" calcext:value-type="float">
            <text:p>-26</text:p>
          </table:table-cell>
          <table:table-cell office:value-type="float" office:value="2.23" calcext:value-type="float">
            <text:p>2.23</text:p>
          </table:table-cell>
          <table:table-cell table:formula="of:=15-2*[.F161]" office:value-type="float" office:value="10.54" calcext:value-type="float">
            <text:p>10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iVelorum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3.6" calcext:value-type="float">
            <text:p>3.6</text:p>
          </table:table-cell>
          <table:table-cell table:formula="of:=15-2*[.F162]" office:value-type="float" office:value="7.8" calcext:value-type="float">
            <text:p>7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Velorum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2.69" calcext:value-type="float">
            <text:p>2.69</text:p>
          </table:table-cell>
          <table:table-cell table:formula="of:=15-2*[.F163]" office:value-type="float" office:value="9.62" calcext:value-type="float">
            <text:p>9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InVela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3.75" calcext:value-type="float">
            <text:p>3.75</text:p>
          </table:table-cell>
          <table:table-cell table:formula="of:=15-2*[.F164]"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Velorum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1.93" calcext:value-type="float">
            <text:p>1.93</text:p>
          </table:table-cell>
          <table:table-cell table:formula="of:=15-2*[.F165]" office:value-type="float" office:value="11.14" calcext:value-type="float">
            <text:p>11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paVelorum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1" calcext:value-type="float">
            <text:p>-1</text:p>
          </table:table-cell>
          <table:table-cell office:value-type="float" office:value="2.47" calcext:value-type="float">
            <text:p>2.47</text:p>
          </table:table-cell>
          <table:table-cell table:formula="of:=15-2*[.F166]" office:value-type="float" office:value="10.06" calcext:value-type="float">
            <text:p>1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UrsaeMajoris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.85" calcext:value-type="float">
            <text:p>1.85</text:p>
          </table:table-cell>
          <table:table-cell table:formula="of:=15-2*[.F167]" office:value-type="float" office:value="11.3" calcext:value-type="float">
            <text:p>11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UrsaeMajoris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.23</text:p>
          </table:table-cell>
          <table:table-cell table:formula="of:=15-2*[.F168]" office:value-type="float" office:value="10.54" calcext:value-type="float">
            <text:p>10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UrsaeMajoris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.76" calcext:value-type="float">
            <text:p>1.76</text:p>
          </table:table-cell>
          <table:table-cell table:formula="of:=15-2*[.F169]" office:value-type="float" office:value="11.48" calcext:value-type="float">
            <text:p>11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UrsaeMajori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.32</text:p>
          </table:table-cell>
          <table:table-cell table:formula="of:=15-2*[.F170]" office:value-type="float" office:value="8.36" calcext:value-type="float">
            <text:p>8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UrsaeMajoris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.41" calcext:value-type="float">
            <text:p>2.41</text:p>
          </table:table-cell>
          <table:table-cell table:formula="of:=15-2*[.F171]" office:value-type="float" office:value="10.18" calcext:value-type="float">
            <text:p>1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UrsaeMajor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.34" calcext:value-type="float">
            <text:p>2.34</text:p>
          </table:table-cell>
          <table:table-cell table:formula="of:=15-2*[.F172]" office:value-type="float" office:value="10.32" calcext:value-type="float">
            <text:p>1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UrsaeMajori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.81" calcext:value-type="float">
            <text:p>1.81</text:p>
          </table:table-cell>
          <table:table-cell table:formula="of:=15-2*[.F173]" office:value-type="float" office:value="11.38" calcext:value-type="float">
            <text:p>11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UrsaeMinori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.97" calcext:value-type="float">
            <text:p>1.97</text:p>
          </table:table-cell>
          <table:table-cell table:formula="of:=15-2*[.F174]" office:value-type="float" office:value="11.06" calcext:value-type="float">
            <text:p>11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UrsaeMinoris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.35" calcext:value-type="float">
            <text:p>4.35</text:p>
          </table:table-cell>
          <table:table-cell table:formula="of:=15-2*[.F175]" office:value-type="float" office:value="6.3" calcext:value-type="float">
            <text:p>6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UrsaeMinoris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.21" calcext:value-type="float">
            <text:p>4.21</text:p>
          </table:table-cell>
          <table:table-cell table:formula="of:=15-2*[.F176]" office:value-type="float" office:value="6.58" calcext:value-type="float">
            <text:p>6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UrsaeMinoris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4.29" calcext:value-type="float">
            <text:p>4.29</text:p>
          </table:table-cell>
          <table:table-cell table:formula="of:=15-2*[.F177]" office:value-type="float" office:value="6.42" calcext:value-type="float">
            <text:p>6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UrsaeMinoris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.07" calcext:value-type="float">
            <text:p>2.07</text:p>
          </table:table-cell>
          <table:table-cell table:formula="of:=15-2*[.F178]" office:value-type="float" office:value="10.86" calcext:value-type="float">
            <text:p>10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UrsaeMinoris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15-2*[.F17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UrsaeMinori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.95" calcext:value-type="float">
            <text:p>4.95</text:p>
          </table:table-cell>
          <table:table-cell table:formula="of:=15-2*[.F180]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CanisMajoris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1.44" calcext:value-type="float">
            <text:p>-1.44</text:p>
          </table:table-cell>
          <table:table-cell table:formula="of:=15-2*[.F181]" office:value-type="float" office:value="17.88" calcext:value-type="float">
            <text:p>17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anisMajori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-57" calcext:value-type="float">
            <text:p>-57</text:p>
          </table:table-cell>
          <table:table-cell office:value-type="float" office:value="1.98" calcext:value-type="float">
            <text:p>1.98</text:p>
          </table:table-cell>
          <table:table-cell table:formula="of:=15-2*[.F182]" office:value-type="float" office:value="11.04" calcext:value-type="float">
            <text:p>1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icrom2CanisMajori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-50" calcext:value-type="float">
            <text:p>-50</text:p>
          </table:table-cell>
          <table:table-cell office:value-type="float" office:value="3.02" calcext:value-type="float">
            <text:p>3.02</text:p>
          </table:table-cell>
          <table:table-cell table:formula="of:=15-2*[.F183]" office:value-type="float" office:value="8.96" calcext:value-type="float">
            <text:p>8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CanisMajori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1.83" calcext:value-type="float">
            <text:p>1.83</text:p>
          </table:table-cell>
          <table:table-cell table:formula="of:=15-2*[.F184]" office:value-type="float" office:value="11.34" calcext:value-type="float">
            <text:p>1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CanisMajoris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2.45" calcext:value-type="float">
            <text:p>2.45</text:p>
          </table:table-cell>
          <table:table-cell table:formula="of:=15-2*[.F185]" office:value-type="float" office:value="10.1" calcext:value-type="float">
            <text:p>1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CanisMajoris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-28" calcext:value-type="float">
            <text:p>-28</text:p>
          </table:table-cell>
          <table:table-cell office:value-type="float" office:value="-58" calcext:value-type="float">
            <text:p>-58</text:p>
          </table:table-cell>
          <table:table-cell office:value-type="float" office:value="1.5" calcext:value-type="float">
            <text:p>1.5</text:p>
          </table:table-cell>
          <table:table-cell table:formula="of:=15-2*[.F186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CanisMajori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4" calcext:value-type="float">
            <text:p>-4</text:p>
          </table:table-cell>
          <table:table-cell office:value-type="float" office:value="3.02" calcext:value-type="float">
            <text:p>3.02</text:p>
          </table:table-cell>
          <table:table-cell table:formula="of:=15-2*[.F187]" office:value-type="float" office:value="8.96" calcext:value-type="float">
            <text:p>8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Persei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.84" calcext:value-type="float">
            <text:p>2.84</text:p>
          </table:table-cell>
          <table:table-cell table:formula="of:=15-2*[.F188]" office:value-type="float" office:value="9.32" calcext:value-type="float">
            <text:p>9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siPersei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.98" calcext:value-type="float">
            <text:p>3.98</text:p>
          </table:table-cell>
          <table:table-cell table:formula="of:=15-2*[.F189]" office:value-type="float" office:value="7.04" calcext:value-type="float">
            <text:p>7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Persei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formula="of:=15-2*[.F190]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Perse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.77" calcext:value-type="float">
            <text:p>3.77</text:p>
          </table:table-cell>
          <table:table-cell table:formula="of:=15-2*[.F191]" office:value-type="float" office:value="7.46" calcext:value-type="float">
            <text:p>7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Perse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1" calcext:value-type="float">
            <text:p>3.01</text:p>
          </table:table-cell>
          <table:table-cell table:formula="of:=15-2*[.F192]" office:value-type="float" office:value="8.98" calcext:value-type="float">
            <text:p>8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Persei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.79" calcext:value-type="float">
            <text:p>1.79</text:p>
          </table:table-cell>
          <table:table-cell table:formula="of:=15-2*[.F193]" office:value-type="float" office:value="11.42" calcext:value-type="float">
            <text:p>11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Perse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.91" calcext:value-type="float">
            <text:p>2.91</text:p>
          </table:table-cell>
          <table:table-cell table:formula="of:=15-2*[.F194]" office:value-type="float" office:value="9.18" calcext:value-type="float">
            <text:p>9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Perse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2.09" calcext:value-type="float">
            <text:p>2.09</text:p>
          </table:table-cell>
          <table:table-cell table:formula="of:=15-2*[.F195]" office:value-type="float" office:value="10.82" calcext:value-type="float">
            <text:p>10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Cassiopeia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.35" calcext:value-type="float">
            <text:p>3.35</text:p>
          </table:table-cell>
          <table:table-cell table:formula="of:=15-2*[.F196]" office:value-type="float" office:value="8.3" calcext:value-type="float">
            <text:p>8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Cassiopeiae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.66" calcext:value-type="float">
            <text:p>2.66</text:p>
          </table:table-cell>
          <table:table-cell table:formula="of:=15-2*[.F197]" office:value-type="float" office:value="9.68" calcext:value-type="float">
            <text:p>9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Cassiopeia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.15" calcext:value-type="float">
            <text:p>2.15</text:p>
          </table:table-cell>
          <table:table-cell table:formula="of:=15-2*[.F198]" office:value-type="float" office:value="10.7" calcext:value-type="float">
            <text:p>10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Cassiopeia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.24" calcext:value-type="float">
            <text:p>2.24</text:p>
          </table:table-cell>
          <table:table-cell table:formula="of:=15-2*[.F199]" office:value-type="float" office:value="10.52" calcext:value-type="float">
            <text:p>1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Cassiopei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.28" calcext:value-type="float">
            <text:p>2.28</text:p>
          </table:table-cell>
          <table:table-cell table:formula="of:=15-2*[.F200]" office:value-type="float" office:value="10.44" calcext:value-type="float">
            <text:p>1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aCDraconis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.24" calcext:value-type="float">
            <text:p>2.24</text:p>
          </table:table-cell>
          <table:table-cell table:formula="of:=15-2*[.F201]" office:value-type="float" office:value="10.52" calcext:value-type="float">
            <text:p>1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aDraconis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.79" calcext:value-type="float">
            <text:p>2.79</text:p>
          </table:table-cell>
          <table:table-cell table:formula="of:=15-2*[.F202]" office:value-type="float" office:value="9.42" calcext:value-type="float">
            <text:p>9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1Draconis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.89" calcext:value-type="float">
            <text:p>4.89</text:p>
          </table:table-cell>
          <table:table-cell table:formula="of:=15-2*[.F203]" office:value-type="float" office:value="5.22" calcext:value-type="float">
            <text:p>5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csiDraconis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.73" calcext:value-type="float">
            <text:p>3.73</text:p>
          </table:table-cell>
          <table:table-cell table:formula="of:=15-2*[.F204]" office:value-type="float" office:value="7.54" calcext:value-type="float">
            <text:p>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Draconi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.07" calcext:value-type="float">
            <text:p>3.07</text:p>
          </table:table-cell>
          <table:table-cell table:formula="of:=15-2*[.F205]" office:value-type="float" office:value="8.86" calcext:value-type="float">
            <text:p>8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Draconis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.84" calcext:value-type="float">
            <text:p>3.84</text:p>
          </table:table-cell>
          <table:table-cell table:formula="of:=15-2*[.F206]" office:value-type="float" office:value="7.32" calcext:value-type="float">
            <text:p>7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Draconis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.55" calcext:value-type="float">
            <text:p>3.55</text:p>
          </table:table-cell>
          <table:table-cell table:formula="of:=15-2*[.F207]" office:value-type="float" office:value="7.9" calcext:value-type="float">
            <text:p>7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Draconi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.17" calcext:value-type="float">
            <text:p>3.17</text:p>
          </table:table-cell>
          <table:table-cell table:formula="of:=15-2*[.F208]" office:value-type="float" office:value="8.66" calcext:value-type="float">
            <text:p>8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Draconi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.73" calcext:value-type="float">
            <text:p>2.73</text:p>
          </table:table-cell>
          <table:table-cell table:formula="of:=15-2*[.F209]" office:value-type="float" office:value="9.54" calcext:value-type="float">
            <text:p>9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taDraconi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.29" calcext:value-type="float">
            <text:p>3.29</text:p>
          </table:table-cell>
          <table:table-cell table:formula="of:=15-2*[.F210]" office:value-type="float" office:value="8.42" calcext:value-type="float">
            <text:p>8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Draconi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.67" calcext:value-type="float">
            <text:p>3.67</text:p>
          </table:table-cell>
          <table:table-cell table:formula="of:=15-2*[.F211]" office:value-type="float" office:value="7.66" calcext:value-type="float">
            <text:p>7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ppaDraconi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.85" calcext:value-type="float">
            <text:p>3.85</text:p>
          </table:table-cell>
          <table:table-cell table:formula="of:=15-2*[.F212]" office:value-type="float" office:value="7.3" calcext:value-type="float">
            <text:p>7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Draconis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.82" calcext:value-type="float">
            <text:p>3.82</text:p>
          </table:table-cell>
          <table:table-cell table:formula="of:=15-2*[.F213]" office:value-type="float" office:value="7.36" calcext:value-type="float">
            <text:p>7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15-2*[.F214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15-2*[.F215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Hydrae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.14" calcext:value-type="float">
            <text:p>4.14</text:p>
          </table:table-cell>
          <table:table-cell table:formula="of:=15-2*[.F216]" office:value-type="float" office:value="6.72" calcext:value-type="float">
            <text:p>6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Hydrae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.38" calcext:value-type="float">
            <text:p>3.38</text:p>
          </table:table-cell>
          <table:table-cell table:formula="of:=15-2*[.F217]" office:value-type="float" office:value="8.24" calcext:value-type="float">
            <text:p>8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taHydra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.11" calcext:value-type="float">
            <text:p>3.11</text:p>
          </table:table-cell>
          <table:table-cell table:formula="of:=15-2*[.F218]" office:value-type="float" office:value="8.78" calcext:value-type="float">
            <text:p>8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aHydra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.89" calcext:value-type="float">
            <text:p>3.89</text:p>
          </table:table-cell>
          <table:table-cell table:formula="of:=15-2*[.F219]" office:value-type="float" office:value="7.22" calcext:value-type="float">
            <text:p>7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aHydrae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1.99" calcext:value-type="float">
            <text:p>1.99</text:p>
          </table:table-cell>
          <table:table-cell table:formula="of:=15-2*[.F220]" office:value-type="float" office:value="11.02" calcext:value-type="float">
            <text:p>1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Hydra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21" calcext:value-type="float">
            <text:p>-21</text:p>
          </table:table-cell>
          <table:table-cell office:value-type="float" office:value="3.61" calcext:value-type="float">
            <text:p>3.61</text:p>
          </table:table-cell>
          <table:table-cell table:formula="of:=15-2*[.F221]" office:value-type="float" office:value="7.78" calcext:value-type="float">
            <text:p>7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15-2*[.F222]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2:07:38.310295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5T12:11:24.649162125</dc:date>
    <meta:editing-duration>PT2H22M2S</meta:editing-duration>
    <meta:editing-cycles>33</meta:editing-cycles>
    <meta:generator>LibreOffice/6.4.7.2$Linux_X86_64 LibreOffice_project/40$Build-2</meta:generator>
    <meta:document-statistic meta:table-count="1" meta:cell-count="1554" meta:object-count="0"/>
  </office:meta>
</office:document-meta>
</file>